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Cambria Math'" style:font-family-asian="'Cambria Math'" style:font-family-complex="'Cambria Math'"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Cambria Math'" style:font-family-asian="'Cambria Math'" style:font-family-complex="'Cambria Math'"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Cambria Math'" style:font-family-asian="'Cambria Math'" style:font-family-complex="'Cambria Math'"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Cambria Math'" style:font-family-asian="'Cambria Math'" style:font-family-complex="'Cambria Math'"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2"><text:span text:style-name="T2">Application Context:Spring ApplicationContext is where Spring holds instances of objects that it has identified to be managed </text:span></text:p>
      <text:p text:style-name="P2"><text:span text:style-name="T2">and distributed automatically. These are called beans.Using the Inversion of Control principle, Spring collects bean instances from our application and uses them at the appropriate time.</text:span></text:p>
      <text:p text:style-name="P2"><text:span text:style-name="T2">Inversion Of Control (IOC):</text:span></text:p>
      <text:p text:style-name="P2"><text:span text:style-name="T2">The main tasks performed by IoC container are:</text:span></text:p>
      <text:p text:style-name="P2"><text:span text:style-name="T2">to instantiate the application class</text:span></text:p>
      <text:p text:style-name="P2"><text:span text:style-name="T2">to configure the object</text:span></text:p>
      <text:p text:style-name="P2"><text:span text:style-name="T2">to assemble the dependencies between the objects</text:span></text:p>
      <text:p text:style-name="P2"><text:span text:style-name="T2">There are two types of IoC containers. They are:</text:span></text:p>
      <text:p text:style-name="P2"><text:span text:style-name="T2">BeanFactory--&gt;org.springframework.beans.factory.BeanFactory(interface),The XmlBeanFactory is the implementation class for the BeanFactory interface.</text:span></text:p>
      <text:p text:style-name="P2"><text:span text:style-name="T2"><text:tab/>Resource resource=new ClassPathResource("applicationContext.xml");<text:s text:c="2"/></text:span></text:p>
      <text:p text:style-name="P2"><text:span text:style-name="T2"><text:tab/>BeanFactory factory=new XmlBeanFactory(resource);<text:s text:c="2"/></text:span></text:p>
      <text:p text:style-name="P2"><text:span text:style-name="T2"><text:tab/>ApplicationContext--&gt;org.springframework.context.ApplicationContext(interface),It adds some extra functionality than BeanFactory.</text:span></text:p>
      <text:p text:style-name="P2"><text:span text:style-name="T2"><text:tab/>ApplicationContext context = new ClassPathXmlApplicationContext("applicationContext.xml");<text:s text:c="2"/></text:span></text:p>
      <text:p text:style-name="P2"><text:span text:style-name="T2">In Spring framework, IOC container is responsible to inject the dependency.</text:span></text:p>
      <text:p text:style-name="P2"><text:span text:style-name="T2">We provide metadata to the IOC container either by XML file or annotation.</text:span></text:p>
      <text:p text:style-name="P2"><text:span text:style-name="T2">Dependency Injection:</text:span></text:p>
      <text:p text:style-name="P2"><text:span text:style-name="T2"><text:tab/>Dependency Injection (DI) is a design pattern that removes the dependency from the programming code </text:span></text:p>
      <text:p text:style-name="P2"><text:span text:style-name="T2"><text:tab/>In such case we provide the information from the external source such as XML file.</text:span></text:p>
      <text:p text:style-name="P2"><text:span text:style-name="T2"><text:tab/>It makes our code loosely coupled and easier for testing. </text:span></text:p>
      <text:p text:style-name="P2"><text:span text:style-name="T2"><text:tab/>Spring framework provides two ways to inject dependency:</text:span></text:p>
      <text:p text:style-name="P2"><text:span text:style-name="T2"><text:tab/><text:tab/>By Constructor--&gt;We can inject the dependency by constructor.</text:span></text:p>
      <text:p text:style-name="P2"><text:span text:style-name="T2"><text:tab/><text:tab/><text:tab/>The &lt;constructor-arg&gt; subelement of &lt;bean&gt; is used for constructor injection where we can pass value and type of parameter.</text:span></text:p>
      <text:p text:style-name="P2"><text:span text:style-name="T2"><text:tab/><text:tab/>By Setter method--&gt;The &lt;property&gt; subelement of &lt;bean&gt; is used for setter injection.setter injection is flexible than constructor injection.</text:span></text:p>
      <text:p text:style-name="P2"><text:span text:style-name="T2">Autowiring in Spring:</text:span></text:p>
      <text:p text:style-name="P2"><text:span text:style-name="T2"><text:tab/>Autowiring feature of spring framework enables you to inject the object dependency implicitly. </text:span></text:p>
      <text:p text:style-name="P2"><text:span text:style-name="T2"><text:tab/>It internally uses setter or constructor injection.</text:span></text:p>
      <text:p text:style-name="P2"><text:span text:style-name="T2"><text:tab/></text:span></text:p>
      <text:p text:style-name="P2"><text:span text:style-name="T2">Spring (AOP)Aspect Oriented Programming:</text:span></text:p>
      <text:p text:style-name="P2"><text:span text:style-name="T2"><text:tab/>AOP is a programming paradigm that aims to increase modularity by allowing the separation of cross-cutting concerns. </text:span></text:p>
      <text:p text:style-name="P2"><text:span text:style-name="T2">1Aspect:This is a module which has a set of APIs providing cross-cutting requirements. For example, a logging module would be called AOP aspect for logging.</text:span></text:p>
      <text:p text:style-name="P2"><text:span text:style-name="T2"><text:s/>An application can have any number of aspects depending on the requirement.</text:span></text:p>
      <text:p text:style-name="P2"><text:span text:style-name="T2">2.Join point:This represents a point in your application where you can plug-in the AOP aspect. You can also say, it is the actual place in the application where an action will be taken using Spring </text:span></text:p>
      <text:p text:style-name="P2"><text:span text:style-name="T2">AOP framework.</text:span></text:p>
      <text:p text:style-name="P2"><text:span text:style-name="T2">3.Advice: This is the actual action to be taken either before or after the method execution. This is an actual piece of code that is invoked during the program execution by Spring AOP framework.</text:span></text:p>
      <text:p text:style-name="P2"><text:span text:style-name="T2">4.Pointcut: This is a set of one or more join points where an advice should be executed. You can specify pointcuts using expressions or patterns as we will see in our AOP examples.</text:span></text:p>
      <text:p text:style-name="P2"><text:span text:style-name="T2">5.Introduction: An introduction allows you to add new methods or attributes to the existing classes.</text:span></text:p>
      <text:p text:style-name="P2"><text:span text:style-name="T2">6. Target object : The object being advised by one or more aspects. This object will always be a proxied object, also referred to as the advised object.</text:span></text:p>
      <text:p text:style-name="P2"><text:span text:style-name="T2">7. Weaving : Weaving is the process of linking aspects with other application types or objects to create an advised object. This can be done at compile time, load time, or at runtime.<text:tab/></text:span></text:p>
      <text:p text:style-name="P2"><text:span text:style-name="T2">Types of Advice:</text:span></text:p>
      <text:p text:style-name="P2"><text:span text:style-name="T2">1. before : Run advice before the a method execution.</text:span></text:p>
      <text:p text:style-name="P2"><text:span text:style-name="T2">2. after: Run advice after the method execution, regardless of its outcome.</text:span></text:p>
      <text:p text:style-name="P2"><text:span text:style-name="T2">3. after-returning : Run advice after the a method execution only if method completes successfully.</text:span></text:p>
      <text:p text:style-name="P2"><text:span text:style-name="T2">4. after-throwing: Run advice after the a method execution only if method exits by throwing an exception.</text:span></text:p>
      <text:p text:style-name="P2"><text:span text:style-name="T2">5.around : Run advice before and after the advised method is invoked.<text:tab/></text:span></text:p>
      <text:p text:style-name="P2"><text:span text:style-name="T2">JdbcTemplate Class:</text:span></text:p>
      <text:p text:style-name="P2"><text:span text:style-name="T2">The JDBC Template class executes SQL queries, updates statements, stores procedure calls, performs iteration over ResultSets, and extracts returned parameter values. It also catches JDBC exceptions and translates them to the generic, more informative, exception hierarchy defined in the org.springframework.dao package.<text:tab/></text:span></text:p>
      <text:p text:style-name="P2"><text:span text:style-name="T2">Transaction Management:</text:span></text:p>
      <text:p text:style-name="P2"><text:span text:style-name="T2">Atomicity<text:s/></text:span><text:span text:style-name="T3">−</text:span><text:span text:style-name="T4"><text:s/>A transaction should be treated as a single unit of operation, which means either the entire sequence of operations is successful or unsuccessful.</text:span></text:p>
      <text:p text:style-name="P2"><text:span text:style-name="T4">Consistency<text:s/></text:span><text:span text:style-name="T5">−</text:span><text:span text:style-name="T6"><text:s/>This represents the consistency of the referential integrity of the database, unique primary keys in tables, etc.</text:span></text:p>
      <text:p text:style-name="P2"><text:span text:style-name="T6">Isolation<text:s/></text:span><text:span text:style-name="T7">−</text:span><text:span text:style-name="T8"><text:s/>There may be many transaction processing with the same data set at the same time. Each transaction should be isolated from others to prevent data corruption.</text:span></text:p>
      <text:p text:style-name="P2"><text:span text:style-name="T8">Durability<text:s/></text:span><text:span text:style-name="T9">−</text:span><text:span text:style-name="T10"><text:s/>Once a transaction has completed, the results of this transaction have to be made permanent and cannot be erased from the database due to system failure.</text:span></text:p>
      <text:p text:style-name="P2"><text:span text:style-name="T10">Following are the possible values for isolation level </text:span></text:p>
      <text:p text:style-name="P2"><text:span text:style-name="T10">1.TransactionDefinition.ISOLATION_DEFAULT : This is the default isolation level.</text:span></text:p>
      <text:p text:style-name="P2"><text:span text:style-name="T10">2. TransactionDefinition.ISOLATION_READ_COMMITTED : Indicates that dirty reads are prevented; non-repeatable reads and phantom reads can occur.</text:span></text:p>
      <text:p text:style-name="P2"><text:span text:style-name="T10">3. TransactionDefinition.ISOLATION_READ_UNCOMMITTED : Indicates that dirty reads, non-repeatable reads, and phantom reads can occur.</text:span></text:p>
      <text:p text:style-name="P2"><text:span text:style-name="T10">4. TransactionDefinition.ISOLATION_REPEATABLE_READ :<text:s text:c="2"/>Indicates that dirty reads and non-repeatable reads are prevented; phantom reads can occur.</text:span></text:p>
      <text:p text:style-name="P2"><text:span text:style-name="T10">5. TransactionDefinition.ISOLATION_SERIALIZABLE : Indicates that dirty reads, non-repeatable reads, and phantom reads are prevented.</text:span></text:p>
      <text:p text:style-name="P2"><text:span text:style-name="T10">Spring mvc:</text:span></text:p>
      <text:p text:style-name="P2"><text:span text:style-name="T10">The Model encapsulates the application data and in general they will consist of POJO.</text:span></text:p>
      <text:p text:style-name="P2"><text:span text:style-name="T10">The View is responsible for rendering the model data and in general it generates HTML output that the client's browser can interpret.</text:span></text:p>
      <text:p text:style-name="P2"><text:span text:style-name="T10">The Controller is responsible for processing user requests and building an appropriate model and passes it to the view for rendering.</text:span></text:p>
      <text:p text:style-name="P2"><text:span text:style-name="T10">The DispatcherServlet delegates the request to the controllers to execute the functionality specific to it. </text:span></text:p>
      <text:p text:style-name="P2"><text:span text:style-name="T10">The @Controller annotation indicates that a particular class serves the role of a controller.</text:span></text:p>
      <text:p text:style-name="P2"><text:span text:style-name="T10"><text:s/>The @RequestMapping annotation is used to map a URL to either an entire class or a particular handler method.</text:span></text:p>
      <text:p text:style-name="P2"><text:span text:style-name="T10">Annotation Based configuration:</text:span></text:p>
      <text:p text:style-name="P2"><text:span text:style-name="T10">1.@Required : The @Required annotation applies to bean property setter methods.</text:span></text:p>
      <text:p text:style-name="P2"><text:span text:style-name="T10">2. @Autowired : The @Autowired annotation can apply to bean property setter methods, non-setter methods, constructor and properties.</text:span></text:p>
      <text:p text:style-name="P2"><text:span text:style-name="T10">3. @Qualifier : The @Qualifier annotation along with @Autowired can be used to remove the confusion by specifiying which exact bean will be wired.</text:span></text:p>
      <text:p text:style-name="P2"><text:span text:style-name="T10">Bean Scope:</text:span></text:p>
      <text:p text:style-name="P2"><text:span text:style-name="T10">1. singleton : This scopes the bean definition to a single instance per Spring IoC container (default).</text:span></text:p>
      <text:p text:style-name="P2"><text:span text:style-name="T10">2. prototype : This scopes a single bean definition to have any number of object instances.</text:span></text:p>
      <text:p text:style-name="P2"><text:span text:style-name="T10">3. request : This scopes a bean definition to an HTTP request. Only valid in the context of a web-aware Spring ApplicationContext.</text:span></text:p>
      <text:p text:style-name="P2"><text:span text:style-name="T10">4. session : This scopes a bean definition to an HTTP session. Only valid in the context of a web-aware Spring ApplicationContext.</text:span></text:p>
      <text:p text:style-name="P2"><text:span text:style-name="T10">5. global-session : This scopes a bean definition to a global HTTP session. Only valid in the context of a web-aware Spring ApplicationContext.</text:span></text:p>
      <text:p text:style-name="P2"><text:span text:style-name="T10">Bean Properties and Description:</text:span></text:p>
      <text:p text:style-name="P2"><text:span text:style-name="T10">1. class: This attribute is mandatory and specifies the bean class to be used to create the bean.</text:span></text:p>
      <text:p text:style-name="P2"><text:span text:style-name="T10">2. name : This attribute specifies the bean identifier uniquely. In XMLbased configuration metadata, you use the id and/or name attributes to specify the bean identifier(s).</text:span></text:p>
      <text:p text:style-name="P2"><text:span text:style-name="T10">3. scope : This attribute specifies the scope of the objects created from a particular bean definition.</text:span></text:p>
      <text:p text:style-name="P2"><text:span text:style-name="T10">4. constructor-arg: This is used to inject the dependencies.</text:span></text:p>
      <text:p text:style-name="P2"><text:span text:style-name="T10">5. properties : This is used to inject the dependencies.</text:span></text:p>
      <text:p text:style-name="P2"><text:span text:style-name="T10">6. autowiring mode : This is used to inject the dependencies.</text:span></text:p>
      <text:p text:style-name="P2"><text:span text:style-name="T10">7. lazy-initialization mode : A lazy-initialized bean tells the IoC container to create a bean instance when it is first requested, rather than at the startup.</text:span></text:p>
      <text:p text:style-name="P2"><text:span text:style-name="T10">8. initialization method : A callback to be called just after all necessary properties on the bean have been set by the container.</text:span></text:p>
      <text:p text:style-name="P2"><text:span text:style-name="T10">9. destruction method : A callback to be used when the container containing the bean is destroyed. </text:span></text:p>
      <text:p text:style-name="P2"><text:span text:style-name="T10"/></text:p>
      <text:p text:style-name="P2"><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